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color="#808080" loext:opacity="100%" officeooo:rsid="00089952" officeooo:paragraph-rsid="00089952"/>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8"/>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paragraph-properties fo:text-align="center" style:justify-single-word="false"/>
      <style:text-properties fo:color="#808080" loext:opacity="100%" officeooo:paragraph-rsid="00089952"/>
    </style:style>
    <style:style style:name="T1" style:family="text">
      <style:text-properties officeooo:rsid="00089952"/>
    </style:style>
    <style:style style:name="T2" style:family="text">
      <style:text-properties style:text-position="super 58%" officeooo:rsid="00089952"/>
    </style:style>
    <style:style style:name="T3" style:family="text">
      <style:text-properties style:text-position="0% 100%"/>
    </style:style>
    <style:style style:name="T4" style:family="text">
      <style:text-properties fo:font-weight="bold" officeooo:rsid="00089952" style:font-weight-asian="bold"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Project Title:</text:span><text:line-break/>Custom Chatbot for Multi-Location Trip Clothing Planner</text:p>
      <text:p text:style-name="Text_20_body"><text:span text:style-name="Strong_20_Emphasis">Author:</text:span><text:line-break/><text:span text:style-name="T1">Vitor Freitas</text:span></text:p>
      <text:p text:style-name="Text_20_body"><text:span text:style-name="Strong_20_Emphasis">Date:</text:span><text:line-break/><text:span text:style-name="T1">9</text:span><text:span text:style-name="T2">th</text:span><text:span text:style-name="T1"> March, 2025</text:span></text:p>
      <text:p text:style-name="Horizontal_20_Line"/>
      <text:h text:style-name="Heading_20_3" text:outline-level="3">1. Introduction</text:h>
      <text:p text:style-name="Text_20_body">This document details the requirements for developing a custom chatbot that integrates a weather API to help users plan their clothing for a multi-location trip. The chatbot will interact with the user to gather trip details, review the weather forecast for each location on the planned travel dates, and provide personalized clothing recommendations based on the weather conditions.</text:p>
      <text:h text:style-name="Heading_20_3" text:outline-level="3">2. Project Overview</text:h>
      <text:p text:style-name="Text_20_body"><text:span text:style-name="Strong_20_Emphasis">Objective:</text:span><text:line-break/>To create a chatbot application that:</text:p>
      <text:list text:style-name="L1">
        <text:list-item>
          <text:p text:style-name="P3">Collects trip details (dates, locations, and user preferences). </text:p>
        </text:list-item>
        <text:list-item>
          <text:p text:style-name="P3">Retrieves accurate weather information for each location using a chosen weather API (e.g., OpenWeatherMap). </text:p>
        </text:list-item>
        <text:list-item>
          <text:p text:style-name="P3">Analyzes weather conditions to generate appropriate clothing suggestions for each day of the trip. </text:p>
        </text:list-item>
        <text:list-item>
          <text:p text:style-name="P2">Delivers a conversational and user-friendly interface that guides users through planning. </text:p>
        </text:list-item>
      </text:list>
      <text:p text:style-name="Text_20_body"><text:span text:style-name="Strong_20_Emphasis">Scope:</text:span></text:p>
      <text:list text:style-name="L2">
        <text:list-item>
          <text:p text:style-name="P5"><text:span text:style-name="Strong_20_Emphasis">Frontend:</text:span> A React-based graphical user interface (GUI) that facilitates natural conversation and displays recommendations. <text:span text:style-name="T4">** Analyzing the possibility ** </text:span></text:p>
        </text:list-item>
        <text:list-item>
          <text:p text:style-name="P5"><text:span text:style-name="Strong_20_Emphasis">Backend:</text:span> A Node.js server written in TypeScript that handles API integration, business logic, and data processing. </text:p>
        </text:list-item>
        <text:list-item>
          <text:p text:style-name="P4"><text:span text:style-name="Strong_20_Emphasis">API Integration:</text:span> Integration with a reliable weather API (e.g., OpenWeatherMap) to obtain real-time weather forecasts. </text:p>
        </text:list-item>
      </text:list>
      <text:p text:style-name="Horizontal_20_Line"/>
      <text:h text:style-name="Heading_20_3" text:outline-level="3">3. User Stories</text:h>
      <text:list text:style-name="L3">
        <text:list-item>
          <text:p text:style-name="P7"><text:span text:style-name="Strong_20_Emphasis">Basic Planning:</text:span> </text:p>
          <text:list>
            <text:list-item>
              <text:p text:style-name="P7"><text:span text:style-name="Emphasis">As a user, I want to plan my clothing for a multi-location trip so that I am prepared for varying weather conditions.</text:span> </text:p>
            </text:list-item>
          </text:list>
        </text:list-item>
        <text:list-item>
          <text:p text:style-name="P7"><text:span text:style-name="Strong_20_Emphasis">Trip Detail Entry:</text:span> </text:p>
          <text:list>
            <text:list-item>
              <text:p text:style-name="P7"><text:soft-page-break/><text:span text:style-name="Emphasis">As a user, I want the chatbot to collect trip details (e.g., travel dates and locations) so that it can provide personalized recommendations.</text:span> </text:p>
            </text:list-item>
          </text:list>
        </text:list-item>
        <text:list-item>
          <text:p text:style-name="P7"><text:span text:style-name="Strong_20_Emphasis">Weather Review:</text:span> </text:p>
          <text:list>
            <text:list-item>
              <text:p text:style-name="P7"><text:span text:style-name="Emphasis">As a user, I want the chatbot to review weather forecasts for each location on the dates I will visit, so that I can understand what to expect.</text:span> </text:p>
            </text:list-item>
          </text:list>
        </text:list-item>
        <text:list-item>
          <text:p text:style-name="P7"><text:span text:style-name="Strong_20_Emphasis">Clothing Suggestions:</text:span> </text:p>
          <text:list>
            <text:list-item>
              <text:p text:style-name="P7"><text:span text:style-name="Emphasis">As a user, I want to receive specific clothing recommendations (e.g., jacket, umbrella, sunscreen) based on forecasted weather conditions at each location, so that I can pack appropriately.</text:span> </text:p>
            </text:list-item>
          </text:list>
        </text:list-item>
        <text:list-item>
          <text:p text:style-name="P7"><text:span text:style-name="Strong_20_Emphasis">Clarification and Follow-Up:</text:span> </text:p>
          <text:list>
            <text:list-item>
              <text:p text:style-name="P6"><text:span text:style-name="Emphasis">As a user, I want the ability to ask follow-up questions or request clarification on recommendations, ensuring that I fully understand the packing suggestions.</text:span> </text:p>
            </text:list-item>
          </text:list>
        </text:list-item>
      </text:list>
      <text:p text:style-name="Horizontal_20_Line"/>
      <text:h text:style-name="Heading_20_3" text:outline-level="3">4. Functional Requirements</text:h>
      <text:list text:style-name="L4">
        <text:list-item>
          <text:p text:style-name="P8"><text:span text:style-name="Strong_20_Emphasis">User Interaction and Conversation Flow:</text:span></text:p>
          <text:list>
            <text:list-item>
              <text:p text:style-name="P9">The chatbot should initiate a conversation and welcome the user. </text:p>
            </text:list-item>
            <text:list-item>
              <text:p text:style-name="P9">It must prompt the user to input: </text:p>
              <text:list>
                <text:list-item>
                  <text:p text:style-name="P9">Trip start and end dates. </text:p>
                </text:list-item>
                <text:list-item>
                  <text:p text:style-name="P9">List of locations (<text:span text:style-name="T1">maximum</text:span> of 5). </text:p>
                </text:list-item>
              </text:list>
            </text:list-item>
            <text:list-item>
              <text:p text:style-name="P9">The chatbot should validate user input and confirm details before proceeding. </text:p>
            </text:list-item>
            <text:list-item>
              <text:p text:style-name="P9">A natural language processing (NLP) module should interpret user responses and guide the conversation accordingly. </text:p>
            </text:list-item>
          </text:list>
        </text:list-item>
        <text:list-item>
          <text:p text:style-name="P8"><text:span text:style-name="Strong_20_Emphasis">Weather API Integration:</text:span></text:p>
          <text:list>
            <text:list-item>
              <text:p text:style-name="P9">Connect to a reliable weather API (e.g., OpenWeatherMap) to fetch weather forecasts. </text:p>
            </text:list-item>
            <text:list-item>
              <text:p text:style-name="P9">Use endpoints that provide daily forecast data (temperature, precipitation, humidity, etc.). </text:p>
            </text:list-item>
            <text:list-item>
              <text:p text:style-name="P9">Handle API errors and notify the user in case of connectivity issues. </text:p>
            </text:list-item>
          </text:list>
        </text:list-item>
        <text:list-item>
          <text:p text:style-name="P8"><text:span text:style-name="Strong_20_Emphasis">Clothing Recommendation Logic:</text:span></text:p>
          <text:list>
            <text:list-item>
              <text:p text:style-name="P9">Develop logic to analyze weather data for each location and map conditions to clothing suggestions. For example: </text:p>
              <text:list>
                <text:list-item>
                  <text:p text:style-name="P9"><text:span text:style-name="Strong_20_Emphasis">Rainy:</text:span> Suggest raincoat/umbrella. </text:p>
                </text:list-item>
                <text:list-item>
                  <text:p text:style-name="P9"><text:span text:style-name="Strong_20_Emphasis">Cold:</text:span> Suggest warm clothing like sweaters and jackets. </text:p>
                </text:list-item>
                <text:list-item>
                  <text:p text:style-name="P9"><text:span text:style-name="Strong_20_Emphasis">Sunny/Hot:</text:span> Suggest light clothing and sunscreen. </text:p>
                </text:list-item>
              </text:list>
            </text:list-item>
            <text:list-item>
              <text:p text:style-name="P9">Allow room for customization based on user preferences (e.g., formal vs. casual wear). </text:p>
            </text:list-item>
          </text:list>
        </text:list-item>
        <text:list-item>
          <text:p text:style-name="P8"><text:span text:style-name="Strong_20_Emphasis">Data Processing and Storage:</text:span></text:p>
          <text:list>
            <text:list-item>
              <text:p text:style-name="P9">Temporarily store user input and forecast data during the session. </text:p>
            </text:list-item>
            <text:list-item>
              <text:p text:style-name="P9"><text:soft-page-break/>No long-term data storage is required unless the project scope extends to user account creation. </text:p>
            </text:list-item>
          </text:list>
        </text:list-item>
        <text:list-item>
          <text:p text:style-name="P8"><text:span text:style-name="Strong_20_Emphasis">Output Display:</text:span></text:p>
          <text:list>
            <text:list-item>
              <text:p text:style-name="P9">Present a summary of the trip with a day-by-day breakdown: </text:p>
              <text:list>
                <text:list-item>
                  <text:p text:style-name="P9">Date, location, forecast summary, and recommended clothing. </text:p>
                </text:list-item>
              </text:list>
            </text:list-item>
            <text:list-item>
              <text:p text:style-name="P8">Allow users to print or save the recommendations. </text:p>
            </text:list-item>
          </text:list>
        </text:list-item>
      </text:list>
      <text:p text:style-name="Horizontal_20_Line"/>
      <text:h text:style-name="Heading_20_3" text:outline-level="3">5. Non-Functional Requirements</text:h>
      <text:list text:style-name="L5">
        <text:list-item>
          <text:p text:style-name="P10"><text:span text:style-name="Strong_20_Emphasis">Usability:</text:span></text:p>
          <text:list>
            <text:list-item>
              <text:p text:style-name="P11">The chatbot interface should be intuitive and responsive. </text:p>
            </text:list-item>
            <text:list-item>
              <text:p text:style-name="P11">Use clear, friendly language in conversation prompts and responses. </text:p>
            </text:list-item>
          </text:list>
        </text:list-item>
        <text:list-item>
          <text:p text:style-name="P10"><text:span text:style-name="Strong_20_Emphasis">Performance:</text:span></text:p>
          <text:list>
            <text:list-item>
              <text:p text:style-name="P11">Weather data retrieval should occur within a few seconds. </text:p>
            </text:list-item>
            <text:list-item>
              <text:p text:style-name="P11">The chatbot should handle multiple user sessions concurrently without performance degradation. </text:p>
            </text:list-item>
          </text:list>
        </text:list-item>
        <text:list-item>
          <text:p text:style-name="P10"><text:span text:style-name="Strong_20_Emphasis">Scalability:</text:span></text:p>
          <text:list>
            <text:list-item>
              <text:p text:style-name="P11">Design the backend to allow future expansion (e.g., additional APIs or features). </text:p>
            </text:list-item>
            <text:list-item>
              <text:p text:style-name="P11">Code should be modular and maintainable using TypeScript best practices. </text:p>
            </text:list-item>
          </text:list>
        </text:list-item>
        <text:list-item>
          <text:p text:style-name="P10"><text:span text:style-name="Strong_20_Emphasis">Reliability &amp; Error Handling:</text:span></text:p>
          <text:list>
            <text:list-item>
              <text:p text:style-name="P11">Implement robust error handling for API calls, data processing, and user input validation. </text:p>
            </text:list-item>
            <text:list-item>
              <text:p text:style-name="P11">Provide clear error messages and fallback instructions if issues occur. </text:p>
            </text:list-item>
          </text:list>
        </text:list-item>
        <text:list-item>
          <text:p text:style-name="P10"><text:span text:style-name="Strong_20_Emphasis">Security:</text:span></text:p>
          <text:list>
            <text:list-item>
              <text:p text:style-name="P11">Secure API keys and sensitive configuration data. </text:p>
            </text:list-item>
            <text:list-item>
              <text:p text:style-name="P11">Use HTTPS for all external API calls and web communications. </text:p>
            </text:list-item>
          </text:list>
        </text:list-item>
      </text:list>
      <text:p text:style-name="Horizontal_20_Line"/>
      <text:h text:style-name="Heading_20_3" text:outline-level="3">6. Technical Architecture</text:h>
      <text:list text:style-name="L6">
        <text:list-item>
          <text:p text:style-name="P12"><text:span text:style-name="Strong_20_Emphasis">Frontend (React):</text:span></text:p>
          <text:list>
            <text:list-item>
              <text:p text:style-name="P13">Create components for conversation display, user input forms, and recommendation summary. </text:p>
            </text:list-item>
            <text:list-item>
              <text:p text:style-name="P13">Use state management to handle conversation flow and asynchronous data updates. </text:p>
            </text:list-item>
          </text:list>
        </text:list-item>
        <text:list-item>
          <text:p text:style-name="P12"><text:span text:style-name="Strong_20_Emphasis">Backend (Node.js with TypeScript):</text:span></text:p>
          <text:list>
            <text:list-item>
              <text:p text:style-name="P13">Develop RESTful endpoints to handle requests from the React frontend. </text:p>
            </text:list-item>
            <text:list-item>
              <text:p text:style-name="P13">Implement business logic for processing weather data and generating clothing suggestions. </text:p>
            </text:list-item>
            <text:list-item>
              <text:p text:style-name="P13">Integrate with the weather API and process the JSON responses. </text:p>
            </text:list-item>
          </text:list>
        </text:list-item>
        <text:list-item>
          <text:p text:style-name="P12"><text:soft-page-break/><text:span text:style-name="Strong_20_Emphasis">Weather API:</text:span></text:p>
          <text:list>
            <text:list-item>
              <text:p text:style-name="P12">OpenWeatherMap API (or any chosen API) for retrieving daily weather forecasts. </text:p>
            </text:list-item>
          </text:list>
        </text:list-item>
      </text:list>
      <text:p text:style-name="Horizontal_20_Line"/>
      <text:h text:style-name="Heading_20_3" text:outline-level="3">7. Assumptions &amp; Constraints</text:h>
      <text:list text:style-name="L7">
        <text:list-item>
          <text:p text:style-name="P14">The chatbot is intended for single-session use without persistent user profiles. </text:p>
        </text:list-item>
        <text:list-item>
          <text:p text:style-name="P14">The chosen weather API provides reliable and accurate forecast data. </text:p>
        </text:list-item>
        <text:list-item>
          <text:p text:style-name="P14">The system will initially support a fixed number of locations (e.g., 5) per trip, with possible expansion in future iterations. </text:p>
        </text:list-item>
      </text:list>
      <text:p text:style-name="Horizontal_20_Line"/>
      <text:h text:style-name="Heading_20_3" text:outline-level="3">8. Future Enhancements</text:h>
      <text:list text:style-name="L8">
        <text:list-item>
          <text:p text:style-name="P16"><text:span text:style-name="Strong_20_Emphasis">User Profiles:</text:span> Allow users to create accounts to save trip plans. </text:p>
        </text:list-item>
        <text:list-item>
          <text:p text:style-name="P15"><text:span text:style-name="Strong_20_Emphasis">Multi-Language Support:</text:span> Enable the chatbot to support multiple languages. </text:p>
        </text:list-item>
      </text:list>
      <text:p text:style-name="Horizontal_20_Line"/>
      <text:h text:style-name="Heading_20_3" text:outline-level="3">9. Conclusion</text:h>
      <text:p text:style-name="Text_20_body">This document outlines the functional and non-functional requirements for a custom chatbot that assists users in planning clothing for a multi-location trip by analyzing weather data. By integrating a reliable weather API with a user-friendly conversational interface, the project aims to deliver a valuable planning tool that enhances travel preparation and ensures users are well-equipped for varying weather condition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fo:color="#808080" loext:opacity="100%" officeooo:paragraph-rsid="00089952"/>
    </style:style>
    <style:style style:name="MP2" style:family="paragraph" style:parent-style-name="Footer">
      <style:paragraph-properties fo:text-align="center" style:justify-single-word="false"/>
      <style:text-properties fo:color="#808080" loext:opacity="100%" officeooo:rsid="00089952" officeooo:paragraph-rsid="00089952"/>
    </style:style>
    <style:style style:name="MT1" style:family="text">
      <style:text-properties officeooo:rsid="0008995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office:automatic-styles>
  <office:master-styles>
    <style:master-page style:name="Standard" style:page-layout-name="Mpm1">
      <style:header>
        <text:p text:style-name="MP1">Trip Clothing Planner <text:span text:style-name="MT1">Project</text:span></text:p>
      </style:header>
      <style:footer>
        <text:p text:style-name="MP2">Griffith College Cork - 2025</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9T21:09:20.957778088</meta:creation-date>
    <dc:date>2025-03-09T21:21:31.723965488</dc:date>
    <meta:editing-duration>PT1M29S</meta:editing-duration>
    <meta:editing-cycles>1</meta:editing-cycles>
    <meta:document-statistic meta:table-count="0" meta:image-count="0" meta:object-count="0" meta:page-count="4" meta:paragraph-count="89" meta:word-count="928" meta:character-count="6080" meta:non-whitespace-character-count="5254"/>
    <meta:generator>LibreOffice/24.2.7.2$Linux_X86_64 LibreOffice_project/420$Build-2</meta:generator>
  </office:meta>
</office:document-meta>
</file>